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8.987cm"/>
    </style:style>
    <style:style style:name="co3" style:family="table-column">
      <style:table-column-properties fo:break-before="auto" style:column-width="9.994cm"/>
    </style:style>
    <style:style style:name="co4" style:family="table-column">
      <style:table-column-properties fo:break-before="auto" style:column-width="8.687cm"/>
    </style:style>
    <style:style style:name="co5" style:family="table-column">
      <style:table-column-properties fo:break-before="auto" style:column-width="7.571cm"/>
    </style:style>
    <style:style style:name="co6" style:family="table-column">
      <style:table-column-properties fo:break-before="auto" style:column-width="2.484cm"/>
    </style:style>
    <style:style style:name="co7"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0.552cm" fo:break-before="auto" style:use-optimal-row-height="false"/>
    </style:style>
    <style:style style:name="ro3" style:family="table-row">
      <style:table-row-properties style:row-height="4.001cm" fo:break-before="auto" style:use-optimal-row-height="false"/>
    </style:style>
    <style:style style:name="ro4"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wrap-option="wrap"/>
    </style:style>
    <style:style style:name="ce11" style:family="table-cell" style:parent-style-name="Default">
      <style:table-cell-properties fo:background-color="#ffffff" fo:wrap-option="wrap"/>
    </style:style>
    <style:style style:name="ce4" style:family="table-cell" style:parent-style-name="Default">
      <style:table-cell-properties fo:wrap-option="wrap"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Default">
      <style:table-cell-properties fo:wrap-option="wrap"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fo:wrap-option="wrap" style:rotation-align="none"/>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0" table:default-cell-style-name="ce3"/>
        <table:table-column table:style-name="co7" table:number-columns-repeated="998" table:default-cell-style-name="ce3"/>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6" table:number-columns-repeated="20"/>
          <table:table-cell table:number-columns-repeated="998"/>
        </table:table-row>
        <table:table-row table:style-name="ro2">
          <table:table-cell table:style-name="ce2" office:value-type="string" calcext:value-type="string">
            <text:p>(SEO ou accessiblité ?)</text:p>
          </table:table-cell>
          <table:table-cell table:number-columns-repeated="3"/>
          <table:table-cell table:style-name="ce4"/>
          <table:table-cell table:number-columns-repeated="1019"/>
        </table:table-row>
        <table:table-row table:style-name="ro3">
          <table:table-cell office:value-type="string" calcext:value-type="string">
            <text:p>SEO</text:p>
          </table:table-cell>
          <table:table-cell office:value-type="string" calcext:value-type="string">
            <text:p>Balise &lt;html&gt;</text:p>
          </table:table-cell>
          <table:table-cell office:value-type="string" calcext:value-type="string">
            <text:p>Attribut lang de la balise html ne prend pas Default comme valeur</text:p>
          </table:table-cell>
          <table:table-cell office:value-type="string" calcext:value-type="string">
            <text:p>Remplacement par une valeur valide.</text:p>
          </table:table-cell>
          <table:table-cell table:style-name="ce5" office:value-type="string" calcext:value-type="string">
            <text:p><text:s/>Ici ‘fr’ car c’est un site français</text:p>
          </table:table-cell>
          <table:table-cell office:value-type="string" calcext:value-type="string">
            <text:p><text:a xlink:href="https://validator.w3.org/" xlink:type="simple">https://validator.w3.org/</text:a></text:p>
          </table:table-cell>
          <table:table-cell table:number-columns-repeated="1018"/>
        </table:table-row>
        <table:table-row table:style-name="ro3">
          <table:table-cell office:value-type="string" calcext:value-type="string">
            <text:p>SEO</text:p>
          </table:table-cell>
          <table:table-cell office:value-type="string" calcext:value-type="string">
            <text:p>&lt;meta name="keywords"</text:p>
          </table:table-cell>
          <table:table-cell office:value-type="string" calcext:value-type="string">
            <text:p>Mot clé non adapte et technique considérer comme du black-hat</text:p>
          </table:table-cell>
          <table:table-cell office:value-type="string" calcext:value-type="string">
            <text:p>utiliser des mot clé de types marque, généraliste, de location, <text:s/>d’informations ou d’intention. Et dans des proportions adéquats.</text:p>
          </table:table-cell>
          <table:table-cell table:style-name="ce4" office:value-type="string" calcext:value-type="string">
            <text:p>remplacer par meta name=’keywords’ content=’chouette agence, web design, Lyon, service web, designers, illustration’</text:p>
          </table:table-cell>
          <table:table-cell office:value-type="string" calcext:value-type="string">
            <text:p><text:a xlink:href="https://openclassrooms.com/fr/courses/5561431-augmentez-votre-trafic-grace-au-referencement-naturel-seo/5578338-reconnaissez-les-differents-types-de-mots-cles" xlink:type="simple">https://openclassrooms.com/fr/courses/5561431-augmentez-votre-trafic-grace-au-referencement-naturel-seo/5578338-reconnaissez-les-differents-types-de-mots-cles</text:a></text:p>
          </table:table-cell>
          <table:table-cell table:number-columns-repeated="1018"/>
        </table:table-row>
        <table:table-row table:style-name="ro3">
          <table:table-cell office:value-type="string" calcext:value-type="string">
            <text:p>SEO</text:p>
          </table:table-cell>
          <table:table-cell office:value-type="string" calcext:value-type="string">
            <text:p>&lt;meta name="description" content=""&gt;</text:p>
          </table:table-cell>
          <table:table-cell office:value-type="string" calcext:value-type="string">
            <text:p>L’attribut content est vide. C’est pourtant primordiale, cela correspond au texte que l’on peut voir sous le lien de notre site lors d’une recherche,</text:p>
          </table:table-cell>
          <table:table-cell office:value-type="string" calcext:value-type="string">
            <text:p>Nous allons remplir le contenu avec une description pertinente contenant des mots-clés, Entre 132 – 160 caractères,</text:p>
          </table:table-cell>
          <table:table-cell table:style-name="ce4" office:value-type="string" calcext:value-type="string">
            <text:p>La chouette agence est une agence de web design a Lyon qui aide les entreprises a devenir visibles sur internet et qui s'adapte aux stratégies de ses clients.</text:p>
          </table:table-cell>
          <table:table-cell office:value-type="string" calcext:value-type="string">
            <text:p><text:a xlink:href="https://openclassrooms.com/fr/" xlink:type="simple">https://openclassrooms.com/fr/</text:a></text:p>
          </table:table-cell>
          <table:table-cell table:number-columns-repeated="1018"/>
        </table:table-row>
        <table:table-row table:style-name="ro3">
          <table:table-cell office:value-type="string" calcext:value-type="string">
            <text:p>SEO</text:p>
          </table:table-cell>
          <table:table-cell office:value-type="string" calcext:value-type="string">
            <text:p>&lt;meta name= ‘robots’&gt;</text:p>
          </table:table-cell>
          <table:table-cell office:value-type="string" calcext:value-type="string">
            <text:p>Non présence de la balise meta robot</text:p>
          </table:table-cell>
          <table:table-cell office:value-type="string" calcext:value-type="string">
            <text:p>Il faut implémenter une balise meta robots pour indiquer au robots d’indexer ou non le site et de suivre ou non les liens qui y sont présents.</text:p>
          </table:table-cell>
          <table:table-cell table:style-name="ce4" office:value-type="string" calcext:value-type="string">
            <text:p>intégration d’une balise &lt;meta name="robots" content="index, follow"&gt;</text:p>
          </table:table-cell>
          <table:table-cell office:value-type="string" calcext:value-type="string">
            <text:p><text:a xlink:href="https://smartkeyword.io/seo-technique-seo-balise-meta-robots/" xlink:type="simple">https://smartkeyword.io/seo-technique-seo-balise-meta-robots/</text:a></text:p>
          </table:table-cell>
          <table:table-cell table:number-columns-repeated="1018"/>
        </table:table-row>
        <table:table-row table:style-name="ro3">
          <table:table-cell office:value-type="string" calcext:value-type="string">
            <text:p>SEO</text:p>
          </table:table-cell>
          <table:table-cell office:value-type="string" calcext:value-type="string">
            <text:p>balise &lt;title&gt; contient un ‘.’</text:p>
          </table:table-cell>
          <table:table-cell office:value-type="string" calcext:value-type="string">
            <text:p>La Balise Title est une balise HTML qui contient une phrase reprise dans l’onglet du navigateur de l’internaute et les résultats de recherche du moteur. Il s’agit de l’un des champs les plus importants pour l’analyse « in page » de la page par Google. 70 characteres max</text:p>
          </table:table-cell>
          <table:table-cell office:value-type="string" calcext:value-type="string">
            <text:p>Le contenu de la balise Title a un poids très fort dans l’analyse du texte d’une page. Cette balise doit donc être tout particulièrement soignée en termes de SEO. Chaque page d’un site web doit également avoir une balise Title spécifique, descriptive, originale et différentiante.</text:p>
          </table:table-cell>
          <table:table-cell table:style-name="ce12" office:value-type="string" calcext:value-type="string">
            <text:p>Nous allons afficher le nom de l’agence : &lt;title&gt;La Chouette Agence&lt;/title&gt; car nous sommes sur la pages d’acceuil, point d’entree du site</text:p>
          </table:table-cell>
          <table:table-cell office:value-type="string" calcext:value-type="string">
            <text:p><text:a xlink:href="https://www.definitions-seo.com/definition-de-balise-title/" xlink:type="simple">https://www.definitions-seo.com/definition-de-balise-title/</text:a></text:p>
          </table:table-cell>
          <table:table-cell table:number-columns-repeated="1018"/>
        </table:table-row>
        <table:table-row table:style-name="ro3">
          <table:table-cell office:value-type="string" calcext:value-type="string">
            <text:p>SEO</text:p>
          </table:table-cell>
          <table:table-cell office:value-type="string" calcext:value-type="string">
            <text:p>&lt;div class="keywords" style="color:#cccccc;font-size:1px;"&gt;Agence web à paris, stratégie web, web design, illustrations, design de site web, site web, web, internet, site internet, site&lt;/div&gt;</text:p>
          </table:table-cell>
          <table:table-cell office:value-type="string" calcext:value-type="string">
            <text:p>Texte blanc sur fond blanc contenant des mot cle : pratique considerer comme une technique de black hat. Ceci est a prohibe, le robot google le remarquera et votre subira une penalite grace a l’algorithme Penguin de Google.</text:p>
          </table:table-cell>
          <table:table-cell office:value-type="string" calcext:value-type="string">
            <text:p>Pour que votre site soit bien positionné dans les moteurs de recherche, il faut placer stratégiquement, mais avec parcimonie, les mots-clés qui définissent votre domaine. Vous serez alors bien référencé sur les requêtes qui vous intéressent.</text:p>
          </table:table-cell>
          <table:table-cell table:style-name="ce4" office:value-type="string" calcext:value-type="string">
            <text:p>suppression de la balise</text:p>
          </table:table-cell>
          <table:table-cell office:value-type="string" calcext:value-type="string">
            <text:p><text:a xlink:href="https://seomantique.fr/le-keyword-stuffing-une-pratique-seo-black-hat-a-eviter/#:~:text=Le%20keyword%20stuffing%20(ou%20bourrage,meilleur%20positionnement%20dans%20les%20SERPs" xlink:type="simple">https://seomantique.fr/le-keyword-stuffing-une-pratique-seo-black-hat-a-eviter/#:~:text=Le%20keyword%20stuffing%20(ou%20bourrage,meilleur%20positionnement%20dans%20les%20SERPs</text:a>.</text:p>
          </table:table-cell>
          <table:table-cell table:number-columns-repeated="1018"/>
        </table:table-row>
        <table:table-row table:style-name="ro3">
          <table:table-cell office:value-type="string" calcext:value-type="string">
            <text:p>SEO</text:p>
          </table:table-cell>
          <table:table-cell office:value-type="string" calcext:value-type="string">
            <text:p>attribut alt des balises &lt;img&gt;</text:p>
          </table:table-cell>
          <table:table-cell office:value-type="string" calcext:value-type="string">
            <text:p>Plusieurs attributs alt des plusieurs balises &lt;img&gt; contiennent des mot cles. C’est une pratique prohibe considerer comme du black hat</text:p>
          </table:table-cell>
          <table:table-cell office:value-type="string" calcext:value-type="string">
            <text:p>l’attribut alt doit etre utiliser pour fournir un texte qui decrit l’image. Utile pour tous pour voir un texte apparaître au survol de la souris, si jamais l’image de charge pas etc..</text:p>
          </table:table-cell>
          <table:table-cell table:style-name="ce4" office:value-type="string" calcext:value-type="string">
            <text:p>ecrire du texte court qui decrit l’image</text:p>
          </table:table-cell>
          <table:table-cell office:value-type="string" calcext:value-type="string">
            <text:p><text:a xlink:href="https://blog.comexplorer.com/attribut-alt-images-interet#:~:text=L'attribut%20«%20alt%20»%20doit,tout%20en%20donnant%20son%20contexte.&amp;text=A%20éviter%20%3A%20une%20image%20codée,%3Cimg%20src%3D%22chaton" xlink:type="simple">https://blog.comexplorer.com/attribut-alt-images-interet#:~:text=L'attribut%20%C2%AB%20alt%20%C2%BB%20doit,tout%20en%20donnant%20son%20contexte.&amp;text=A%20%C3%A9viter%20%3A%20une%20image%20cod%C3%A9e,%3Cimg%20src%3D%22chaton</text:a>.</text:p>
          </table:table-cell>
          <table:table-cell table:number-columns-repeated="1018"/>
        </table:table-row>
        <table:table-row table:style-name="ro3">
          <table:table-cell office:value-type="string" calcext:value-type="string">
            <text:p>SEO (/ accessibilite)</text:p>
          </table:table-cell>
          <table:table-cell office:value-type="string" calcext:value-type="string">
            <text:p>&lt;img alt="agence web, agence web paris, web design paris, stratégie web" src="img/title.png" /&gt;</text:p>
          </table:table-cell>
          <table:table-cell office:value-type="string" calcext:value-type="string">
            <text:p>Cette balise image ne contient aucune illustration mais uniquement du texte. Ce qui fait charger une image pour l’utilisateur a la place d’un simple texte et qui de ce fait ralenti le inutilement le chargement de la page.De plus cela retire a l’utilisateur la possibilité de modifier les tailles de textes si il en a besoin (ex : problème de vue)</text:p>
          </table:table-cell>
          <table:table-cell office:value-type="string" calcext:value-type="string">
            <text:p>Une balise &lt;img&gt; est utilise pour apporter une illustration a un texte et non pas pour placer un bloc de texte.</text:p>
          </table:table-cell>
          <table:table-cell table:style-name="ce4" office:value-type="string" calcext:value-type="string">
            <text:p>Remplacement par une balise faite pour contenir du texte comme &lt;p&gt;</text:p>
          </table:table-cell>
          <table:table-cell office:value-type="string" calcext:value-type="string">
            <text:p><text:a xlink:href="https://developer.mozilla.org/fr/docs/Learn/HTML/Multimedia_and_embedding/Images_in_HTML" xlink:type="simple">https://developer.mozilla.org/fr/docs/Learn/HTML/Multimedia_and_embedding/Images_in_HTML</text:a></text:p>
          </table:table-cell>
          <table:table-cell table:number-columns-repeated="1018"/>
        </table:table-row>
        <table:table-row table:style-name="ro3">
          <table:table-cell table:style-name="ce11" office:value-type="string" calcext:value-type="string">
            <text:p>SEO (/accessibilite)</text:p>
          </table:table-cell>
          <table:table-cell office:value-type="string" calcext:value-type="string">
            <text:p>Balise h1, h2, h3..</text:p>
          </table:table-cell>
          <table:table-cell office:value-type="string" calcext:value-type="string">
            <text:p>Présence de balise h3 a un niveau d’imbrication ou elle devrait être des h2</text:p>
          </table:table-cell>
          <table:table-cell office:value-type="string" calcext:value-type="string">
            <text:p>L’imbrication des balises hx. Il doit y avoir une seul et unique page h1 par page, les titres suivants doivent être de type h2 et si un autre titre doit être imbrique en dessous il doit être de type h3 et ainsi de suite. Une hiérarchie de titres correcte est un point essentiel pour l'accessibilité. En effet, la grande majorité des utilisateurs de lecteurs d'écran emploient la hiérarchie de titres pour se repérer et pour naviguer rapidement dans les pages web</text:p>
          </table:table-cell>
          <table:table-cell table:style-name="ce4" office:value-type="string" calcext:value-type="string">
            <text:p>correction des h3 en h2 pour les h3 qui sont sous le h1</text:p>
          </table:table-cell>
          <table:table-cell office:value-type="string" calcext:value-type="string">
            <text:p><text:a xlink:href="https://semji.com/fr/blog/quel-est-linteret-des-balises-h1-h2-h3-pour-votre-seo/" xlink:type="simple">https://semji.com/fr/blog/quel-est-linteret-des-balises-h1-h2-h3-pour-votre-seo/</text:a></text:p>
          </table:table-cell>
          <table:table-cell table:number-columns-repeated="1018"/>
        </table:table-row>
        <table:table-row table:style-name="ro3">
          <table:table-cell office:value-type="string" calcext:value-type="string">
            <text:p>SEO</text:p>
          </table:table-cell>
          <table:table-cell office:value-type="string" calcext:value-type="string">
            <text:p>format &amp; taille des images</text:p>
          </table:table-cell>
          <table:table-cell office:value-type="string" calcext:value-type="string">
            <text:p>Les images fournis ont un poids très élevé ce qui ralentit beaucoup le chargement du site.</text:p>
          </table:table-cell>
          <table:table-cell office:value-type="string" calcext:value-type="string">
            <text:p>Utiliser des images en png (meilleur compression que le bmp fournit), ou jpeg et de plus petites tailles si possible</text:p>
          </table:table-cell>
          <table:table-cell table:style-name="ce4" office:value-type="string" calcext:value-type="string">
            <text:p>Nous allons utiliser le logiciel gimp pour modifier le format et la taille des images dans le but de les rendre beaucoup plus legères en termes de mega octet. L’objectif étant d’obtenir un rapport compression/qualité idéale</text:p>
          </table:table-cell>
          <table:table-cell office:value-type="string" calcext:value-type="string">
            <text:p><text:a xlink:href="https://kinsta.com/fr/blog/optimiser-les-images-pour-le-web/#outils-et-programmes-doptimisation-dimages" xlink:type="simple">https://kinsta.com/fr/blog/optimiser-les-images-pour-le-web/#outils-et-programmes-doptimisation-dimages</text:a></text:p>
          </table:table-cell>
          <table:table-cell table:number-columns-repeated="1018"/>
        </table:table-row>
        <table:table-row table:style-name="ro3">
          <table:table-cell office:value-type="string" calcext:value-type="string">
            <text:p>SEO</text:p>
          </table:table-cell>
          <table:table-cell office:value-type="string" calcext:value-type="string">
            <text:p>Le footer contient des mauvais liens</text:p>
          </table:table-cell>
          <table:table-cell office:value-type="string" calcext:value-type="string">
            <text:p>Présence de liens « spammy », c'est-à-dire provenant de sites de mauvaise qualité, <text:s/>d'une langue différente, ou dont le sujet n'est pas du tout cohérent avec votre domaine d'activité.</text:p>
          </table:table-cell>
          <table:table-cell office:value-type="string" calcext:value-type="string">
            <text:p>Les liens présents doivent être cohérent avec le contenu du site, faire référence a un article d’actualité qui concerne le secteur d’activité de l’entreprise est un exemple de liens cohérents.</text:p>
            <text:p>Les liens ici présent dans les parties annuaires n’ont rien a faire ici. Il s’agit visiblement d’une tentative pour feinter le référencement et google risque de pénaliser cette pratique.</text:p>
          </table:table-cell>
          <table:table-cell table:style-name="ce4" office:value-type="string" calcext:value-type="string">
            <text:p>Nous allons épurer les liens pour ne garder que les bons liens. C’est a dire ceux qui sont en corrélation avec le secteur d’activité de la chouette agence.</text:p>
          </table:table-cell>
          <table:table-cell office:value-type="string" calcext:value-type="string">
            <text:p><text:a xlink:href="https://openclassrooms.com/fr/courses/5561431-augmentez-votre-trafic-grace-au-referencement-naturel-seo/5578342-realisez-un-audit-de-votre-site#/id/r-5603038" xlink:type="simple">https://openclassrooms.com/fr/courses/5561431-augmentez-votre-trafic-grace-au-referencement-naturel-seo/5578342-realisez-un-audit-de-votre-site#/id/r-5603038</text:a></text:p>
          </table:table-cell>
          <table:table-cell table:number-columns-repeated="1018"/>
        </table:table-row>
        <table:table-row table:style-name="ro3">
          <table:table-cell office:value-type="string" calcext:value-type="string">
            <text:p>Accessibilite</text:p>
          </table:table-cell>
          <table:table-cell office:value-type="string" calcext:value-type="string">
            <text:p>Taille du texte</text:p>
          </table:table-cell>
          <table:table-cell office:value-type="string" calcext:value-type="string">
            <text:p>Certains paragraphe possède une police trop petite pour être lu sans difficulté par tous le monde</text:p>
          </table:table-cell>
          <table:table-cell office:value-type="string" calcext:value-type="string">
            <text:p>Non seulement une partie de texte doit être lisible sans avoir a faire d’effort, mais elle doit aussi être accessible via un autre mode pour certaine personne. Lecteur d’écran ou braille pour les aveugles par exemple.</text:p>
          </table:table-cell>
          <table:table-cell table:style-name="ce4" office:value-type="string" calcext:value-type="string">
            <text:p>Nous allons ici agrandir la taille du texte.</text:p>
          </table:table-cell>
          <table:table-cell office:value-type="string" calcext:value-type="string">
            <text:p><text:a xlink:href="https://toscaconsultants.fr/accessibilite-numerique/wcag#:~:text=Rapport%20de%20contraste%20minimum%20%3A,en%20gros%20caractères%20%3A%203%3A1" xlink:type="simple">https://toscaconsultants.fr/accessibilite-numerique/wcag#:~:text=Rapport%20de%20contraste%20minimum%20%3A,en%20gros%20caract%C3%A8res%20%3A%203%3A1</text:a></text:p>
          </table:table-cell>
          <table:table-cell table:number-columns-repeated="1018"/>
        </table:table-row>
        <table:table-row table:style-name="ro3">
          <table:table-cell office:value-type="string" calcext:value-type="string">
            <text:p>Accessibilite</text:p>
          </table:table-cell>
          <table:table-cell office:value-type="string" calcext:value-type="string">
            <text:p>Contraste</text:p>
          </table:table-cell>
          <table:table-cell office:value-type="string" calcext:value-type="string">
            <text:p>certaines parties du site ne respect pas la norme WCAG car il possède un ratio texte/arrière-plan de contraste qui n’est pas assez élevé</text:p>
          </table:table-cell>
          <table:table-cell office:value-type="string" calcext:value-type="string">
            <text:p>Il faut que le contenu soit visible de façon clair, et pour savoir si c’est le cas les normes WCAG nous fournit des ratios a respecter selon la taille et le poids du texte.</text:p>
          </table:table-cell>
          <table:table-cell table:style-name="ce4" office:value-type="string" calcext:value-type="string">
            <text:p>Changement des couleurs tout en gardant l’idée graphique de base.</text:p>
            <text:p>Nous allons assombrir un peu le background et éclaircir le texte pour atteindre le bon ratio recommande</text:p>
          </table:table-cell>
          <table:table-cell office:value-type="string" calcext:value-type="string">
            <text:p><text:a xlink:href="https://developer.mozilla.org/fr/docs/Web/Accessibility/Mobile_accessibility_checklist#colour" xlink:type="simple">https://developer.mozilla.org/fr/docs/Web/Accessibility/Mobile_accessibility_checklist#colour</text:a></text:p>
          </table:table-cell>
          <table:table-cell table:number-columns-repeated="1018"/>
        </table:table-row>
        <table:table-row table:style-name="ro3">
          <table:table-cell office:value-type="string" calcext:value-type="string">
            <text:p>Accessibilite</text:p>
          </table:table-cell>
          <table:table-cell office:value-type="string" calcext:value-type="string">
            <text:p>Aria-label</text:p>
          </table:table-cell>
          <table:table-cell office:value-type="string" calcext:value-type="string">
            <text:p>aucun aria-label, aria-labelledby, ou aria-describedby n’est présent dans le code du site.</text:p>
          </table:table-cell>
          <table:table-cell office:value-type="string" calcext:value-type="string">
            <text:p>Un équivalent textuel doit être fournis pour chaque élément non textuel, via les attribut alt ou title, et lorsqu’une balise ne possède pas ces attributs il faut utiliser les attribut aria.</text:p>
          </table:table-cell>
          <table:table-cell table:style-name="ce4" office:value-type="string" calcext:value-type="string">
            <text:p>Pour chaque élément non textuel, si celui si ne possède pas de balise alt ou title nous allons implémenté un aria</text:p>
          </table:table-cell>
          <table:table-cell office:value-type="string" calcext:value-type="string">
            <text:p><text:a xlink:href="https://developer.mozilla.org/fr/docs/Web/Accessibility/Mobile_accessibility_checklist#text_equivalents" xlink:type="simple">https://developer.mozilla.org/fr/docs/Web/Accessibility/Mobile_accessibility_checklist#text_equivalents</text:a></text:p>
          </table:table-cell>
          <table:table-cell table:number-columns-repeated="1018"/>
        </table:table-row>
        <table:table-row table:style-name="ro3" table:number-rows-repeated="16">
          <table:table-cell table:number-columns-repeated="1024"/>
        </table:table-row>
        <table:table-row table:style-name="ro1" table:number-rows-repeated="969">
          <table:table-cell table:number-columns-repeated="1024"/>
        </table:table-row>
        <table:table-row table:style-name="ro4" table:number-rows-repeated="1047574">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6">00/00/0000</text:date>, <text:time style:data-style-name="N2" text:time-value="18:02:43.019199236">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creation-date>2019-07-30T12:33:25</meta:creation-date>
    <dc:date>2021-06-16T18:44:08.468539273</dc:date>
    <meta:generator>LibreOffice/6.4.7.2$Linux_X86_64 LibreOffice_project/40$Build-2</meta:generator>
    <meta:editing-duration>PT8H44M26S</meta:editing-duration>
    <meta:editing-cycles>10</meta:editing-cycles>
    <meta:document-statistic meta:table-count="1" meta:cell-count="91"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